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Kurtosis</text:p>
      <text:p text:style-name="Standard"/>
      <text:p text:style-name="Text_20_body">Kurtosis is a statistical measure that describes the "tailedness" or peak of a data distribution. Like skewness, kurtosis helps characterize the shape of a distribution, but it focuses more on the concentration of values in the tails and the peak.</text:p>
      <text:h text:style-name="Heading_20_3" text:outline-level="3">Understanding Kurtosis</text:h>
      <text:list xml:id="list8419468141058063523" text:style-name="L1">
        <text:list-item>
          <text:p text:style-name="P1"><text:span text:style-name="Strong_20_Emphasis">Kurtosis = 3 (Mesokurtic)</text:span>:</text:p>
          <text:list>
            <text:list-item>
              <text:p text:style-name="P3">This is the kurtosis of a <text:span text:style-name="Strong_20_Emphasis">normal distribution</text:span>.</text:p>
            </text:list-item>
            <text:list-item>
              <text:p text:style-name="P3">In practice, we often measure <text:span text:style-name="Strong_20_Emphasis">excess kurtosis</text:span>, where the kurtosis of a normal distribution is set to zero by subtracting 3 from the calculated kurtosis.</text:p>
            </text:list-item>
            <text:list-item>
              <text:p text:style-name="P3">A distribution with kurtosis close to 3 (or excess kurtosis close to 0) has a shape similar to the normal distribution, with moderate tail thickness.</text:p>
            </text:list-item>
          </text:list>
        </text:list-item>
        <text:list-item>
          <text:p text:style-name="P1"><text:span text:style-name="Strong_20_Emphasis">Kurtosis &gt; 3 (Leptokurtic)</text:span>:</text:p>
          <text:list>
            <text:list-item>
              <text:p text:style-name="P3">Indicates a distribution with <text:span text:style-name="Strong_20_Emphasis">heavy tails</text:span> and a <text:span text:style-name="Strong_20_Emphasis">sharper peak</text:span> than a normal distribution.</text:p>
            </text:list-item>
            <text:list-item>
              <text:p text:style-name="P3">There are more extreme values (outliers) than in a normal distribution.</text:p>
            </text:list-item>
            <text:list-item>
              <text:p text:style-name="P3">Data points are concentrated around the mean with more in the tails, suggesting high volatility or variability.</text:p>
            </text:list-item>
            <text:list-item>
              <text:p text:style-name="P3">Examples: Financial returns often exhibit leptokurtic behavior, with more extreme values and fluctuations.</text:p>
            </text:list-item>
          </text:list>
        </text:list-item>
        <text:list-item>
          <text:p text:style-name="P1"><text:span text:style-name="Strong_20_Emphasis">Kurtosis &lt; 3 (Platykurtic)</text:span>:</text:p>
          <text:list>
            <text:list-item>
              <text:p text:style-name="P3">Indicates a distribution with <text:span text:style-name="Strong_20_Emphasis">lighter tails</text:span> and a <text:span text:style-name="Strong_20_Emphasis">flatter peak</text:span> than a normal distribution.</text:p>
            </text:list-item>
            <text:list-item>
              <text:p text:style-name="P3">Values are spread more evenly, with fewer outliers in the tails.</text:p>
            </text:list-item>
            <text:list-item>
              <text:p text:style-name="P1">Examples: Uniform distributions are platykurtic, as they lack the sharp peak and heavy tails seen in normal or leptokurtic distributions.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04T16:37:34.54</meta:creation-date>
    <meta:document-statistic meta:table-count="0" meta:image-count="0" meta:object-count="0" meta:page-count="1" meta:paragraph-count="16" meta:word-count="226" meta:character-count="1387"/>
    <dc:date>2024-11-04T16:38:06.27</dc:date>
    <dc:creator>Akram MTir</dc:creator>
    <meta:editing-duration>PT31S</meta:editing-duration>
    <meta:editing-cycles>1</meta:editing-cycles>
    <meta:generator>OpenOffice/4.1.11$Win32 OpenOffice.org_project/4111m1$Build-9808</meta:generator>
  </office:meta>
</office:document-meta>
</file>